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order-bottom="0.74pt solid #000000" fo:background-color="#ffdbb6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se =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 =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T = 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WIS] =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R =</text:p>
          </table:table-cell>
          <table:table-cell table:formula="of:=13+[.B1]+[.B3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/>
          <table:table-cell table:formula="of:=[.B4]-1" office:value-type="float" office:value="5.5" calcext:value-type="float">
            <text:p>5,5</text:p>
          </table:table-cell>
          <table:table-cell/>
          <table:table-cell table:formula="of:=[.D4]-1" office:value-type="float" office:value="4.5" calcext:value-type="float">
            <text:p>4,5</text:p>
          </table:table-cell>
          <table:table-cell/>
          <table:table-cell table:formula="of:=[.F4]-1" office:value-type="float" office:value="3.5" calcext:value-type="float">
            <text:p>3,5</text:p>
          </table:table-cell>
          <table:table-cell/>
          <table:table-cell table:formula="of:=[.H4]-1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P dice</text:p>
          </table:table-cell>
          <table:table-cell table:style-name="ce3" office:value-type="string" calcext:value-type="string" table:number-columns-spanned="2" table:number-rows-spanned="1">
            <text:p>D12</text:p>
          </table:table-cell>
          <table:covered-table-cell/>
          <table:table-cell table:style-name="ce3" office:value-type="string" calcext:value-type="string" table:number-columns-spanned="2" table:number-rows-spanned="1">
            <text:p>D1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8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6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4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Dmg</text:p>
          </table:table-cell>
          <table:table-cell table:style-name="ce3" office:value-type="string" calcext:value-type="string">
            <text:p>[dmg] x p</text:p>
          </table:table-cell>
          <table:table-cell table:style-name="ce3" office:value-type="string" calcext:value-type="string">
            <text:p>Dmg</text:p>
          </table:table-cell>
          <table:table-cell table:style-name="ce3" office:value-type="string" calcext:value-type="string">
            <text:p>[dmg] x p</text:p>
          </table:table-cell>
          <table:table-cell table:style-name="ce3" office:value-type="string" calcext:value-type="string">
            <text:p>Dmg</text:p>
          </table:table-cell>
          <table:table-cell table:style-name="ce3" office:value-type="string" calcext:value-type="string">
            <text:p>[dmg] x p</text:p>
          </table:table-cell>
          <table:table-cell table:style-name="ce3" office:value-type="string" calcext:value-type="string">
            <text:p>Dmg</text:p>
          </table:table-cell>
          <table:table-cell table:style-name="ce3" office:value-type="string" calcext:value-type="string">
            <text:p>[dmg] x p</text:p>
          </table:table-cell>
          <table:table-cell table:style-name="ce3" office:value-type="string" calcext:value-type="string">
            <text:p>Dmg</text:p>
          </table:table-cell>
          <table:table-cell table:style-name="ce3" office:value-type="string" calcext:value-type="string">
            <text:p>[dmg] x p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 [.$B$3]+([.$B$1]+[.$A$7])*[.$B$4]" office:value-type="float" office:value="24.5" calcext:value-type="float">
            <text:p>24,5</text:p>
          </table:table-cell>
          <table:table-cell table:style-name="ce4" table:formula="of:=SUMIF([.$A$25:.$A$47];&quot;&gt;=&quot;&amp;([.$E$2]-SUM([.$B$1:.$B$3]));[.$B$25:.$B$47])*[.B7]" office:value-type="float" office:value="21.9479166666667" calcext:value-type="float">
            <text:p>21,9479166666667</text:p>
          </table:table-cell>
          <table:table-cell table:style-name="ce1" table:formula="of:= [.$B$3]+([.$B$1]+[.$A$7])*[.$D$4]" office:value-type="float" office:value="21.5" calcext:value-type="float">
            <text:p>21,5</text:p>
          </table:table-cell>
          <table:table-cell table:style-name="ce4" table:formula="of:=SUMIF([.$A$25:.$A$47];&quot;&gt;=&quot;&amp;[.$E$2]-SUM([.$B$1:.$B$3]);[.$B$25:.$B$47])*[.D7]" office:value-type="float" office:value="19.2604166666667" calcext:value-type="float">
            <text:p>19,2604166666667</text:p>
          </table:table-cell>
          <table:table-cell table:style-name="ce1" table:formula="of:= [.$B$3]+([.$B$1]+[.$A$7])*[.$F$4]" office:value-type="float" office:value="18.5" calcext:value-type="float">
            <text:p>18,5</text:p>
          </table:table-cell>
          <table:table-cell table:style-name="ce4" table:formula="of:=SUMIF([.$A$25:.$A$47];&quot;&gt;=&quot;&amp;[.$E$2]-SUM([.$B$1:.$B$3]);[.$B$25:.$B$47])*[.F7]" office:value-type="float" office:value="16.5729166666667" calcext:value-type="float">
            <text:p>16,5729166666667</text:p>
          </table:table-cell>
          <table:table-cell table:style-name="ce1" table:formula="of:= [.$B$3]+([.$B$1]+[.$A$7])*[.$H$4]" office:value-type="float" office:value="15.5" calcext:value-type="float">
            <text:p>15,5</text:p>
          </table:table-cell>
          <table:table-cell table:style-name="ce4" table:formula="of:=SUMIF([.$A$25:.$A$47];&quot;&gt;=&quot;&amp;[.$E$2]-SUM([.$B$1:.$B$3]);[.$B$25:.$B$47])*[.H7]" office:value-type="float" office:value="13.8854166666667" calcext:value-type="float">
            <text:p>13,8854166666667</text:p>
          </table:table-cell>
          <table:table-cell table:style-name="ce1" table:formula="of:= [.$B$3]+([.$B$1]+[.$A$7])*[.$J$4]" office:value-type="float" office:value="12.5" calcext:value-type="float">
            <text:p>12,5</text:p>
          </table:table-cell>
          <table:table-cell table:style-name="ce4" table:formula="of:=SUMIF([.$A$25:.$A$47];&quot;&gt;=&quot;&amp;[.$E$2]-SUM([.$B$1:.$B$3]);[.$B$25:.$B$47])*[.J7]" office:value-type="float" office:value="11.1979166666667" calcext:value-type="float">
            <text:p>11,1979166666667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 [.$B$3]+([.$B$1]+[.$A$8])*[.$B$4]" office:value-type="float" office:value="31" calcext:value-type="float">
            <text:p>31</text:p>
          </table:table-cell>
          <table:table-cell table:style-name="ce5" table:formula="of:=SUMIF([.$A$25:.$A$47];&quot;&gt;=&quot;&amp;[.$E$2]-SUM([.$B$1:.$B$3]);[.$B$25:.$B$47])*[.B8]" office:value-type="float" office:value="27.7708333333333" calcext:value-type="float">
            <text:p>27,7708333333333</text:p>
          </table:table-cell>
          <table:table-cell table:formula="of:= [.$B$3]+([.$B$1]+[.$A$8])*[.$D$4]" office:value-type="float" office:value="27" calcext:value-type="float">
            <text:p>27</text:p>
          </table:table-cell>
          <table:table-cell table:style-name="ce5" table:formula="of:=SUMIF([.$A$25:.$A$47];&quot;&gt;=&quot;&amp;[.$E$2]-SUM([.$B$1:.$B$3]);[.$B$25:.$B$47])*[.D8]" office:value-type="float" office:value="24.1875" calcext:value-type="float">
            <text:p>24,1875</text:p>
          </table:table-cell>
          <table:table-cell table:formula="of:= [.$B$3]+([.$B$1]+[.$A$8])*[.$F$4]" office:value-type="float" office:value="23" calcext:value-type="float">
            <text:p>23</text:p>
          </table:table-cell>
          <table:table-cell table:style-name="ce5" table:formula="of:=SUMIF([.$A$25:.$A$47];&quot;&gt;=&quot;&amp;[.$E$2]-SUM([.$B$1:.$B$3]);[.$B$25:.$B$47])*[.F8]" office:value-type="float" office:value="20.6041666666667" calcext:value-type="float">
            <text:p>20,6041666666667</text:p>
          </table:table-cell>
          <table:table-cell table:formula="of:= [.$B$3]+([.$B$1]+[.$A$8])*[.$H$4]" office:value-type="float" office:value="19" calcext:value-type="float">
            <text:p>19</text:p>
          </table:table-cell>
          <table:table-cell table:style-name="ce5" table:formula="of:=SUMIF([.$A$25:.$A$47];&quot;&gt;=&quot;&amp;[.$E$2]-SUM([.$B$1:.$B$3]);[.$B$25:.$B$47])*[.H8]" office:value-type="float" office:value="17.0208333333333" calcext:value-type="float">
            <text:p>17,0208333333333</text:p>
          </table:table-cell>
          <table:table-cell table:formula="of:= [.$B$3]+([.$B$1]+[.$A$8])*[.$J$4]" office:value-type="float" office:value="15" calcext:value-type="float">
            <text:p>15</text:p>
          </table:table-cell>
          <table:table-cell table:style-name="ce5" table:formula="of:=SUMIF([.$A$25:.$A$47];&quot;&gt;=&quot;&amp;[.$E$2]-SUM([.$B$1:.$B$3]);[.$B$25:.$B$47])*[.J8]" office:value-type="float" office:value="13.4375" calcext:value-type="float">
            <text:p>13,4375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 [.$B$3]+([.$B$1]+[.$A$9])*[.$B$4]" office:value-type="float" office:value="37.5" calcext:value-type="float">
            <text:p>37,5</text:p>
          </table:table-cell>
          <table:table-cell table:style-name="ce5" table:formula="of:=SUMIF([.$A$25:.$A$47];&quot;&gt;=&quot;&amp;[.$E$2]-SUM([.$B$1:.$B$3]);[.$B$25:.$B$47])*[.B9]" office:value-type="float" office:value="33.59375" calcext:value-type="float">
            <text:p>33,59375</text:p>
          </table:table-cell>
          <table:table-cell table:formula="of:= [.$B$3]+([.$B$1]+[.$A$9])*[.$D$4]" office:value-type="float" office:value="32.5" calcext:value-type="float">
            <text:p>32,5</text:p>
          </table:table-cell>
          <table:table-cell table:style-name="ce5" table:formula="of:=SUMIF([.$A$25:.$A$47];&quot;&gt;=&quot;&amp;[.$E$2]-SUM([.$B$1:.$B$3]);[.$B$25:.$B$47])*[.D9]" office:value-type="float" office:value="29.1145833333333" calcext:value-type="float">
            <text:p>29,1145833333333</text:p>
          </table:table-cell>
          <table:table-cell table:formula="of:= [.$B$3]+([.$B$1]+[.$A$9])*[.$F$4]" office:value-type="float" office:value="27.5" calcext:value-type="float">
            <text:p>27,5</text:p>
          </table:table-cell>
          <table:table-cell table:style-name="ce5" table:formula="of:=SUMIF([.$A$25:.$A$47];&quot;&gt;=&quot;&amp;[.$E$2]-SUM([.$B$1:.$B$3]);[.$B$25:.$B$47])*[.F9]" office:value-type="float" office:value="24.6354166666667" calcext:value-type="float">
            <text:p>24,6354166666667</text:p>
          </table:table-cell>
          <table:table-cell table:formula="of:= [.$B$3]+([.$B$1]+[.$A$9])*[.$H$4]" office:value-type="float" office:value="22.5" calcext:value-type="float">
            <text:p>22,5</text:p>
          </table:table-cell>
          <table:table-cell table:style-name="ce5" table:formula="of:=SUMIF([.$A$25:.$A$47];&quot;&gt;=&quot;&amp;[.$E$2]-SUM([.$B$1:.$B$3]);[.$B$25:.$B$47])*[.H9]" office:value-type="float" office:value="20.15625" calcext:value-type="float">
            <text:p>20,15625</text:p>
          </table:table-cell>
          <table:table-cell table:formula="of:= [.$B$3]+([.$B$1]+[.$A$9])*[.$J$4]" office:value-type="float" office:value="17.5" calcext:value-type="float">
            <text:p>17,5</text:p>
          </table:table-cell>
          <table:table-cell table:style-name="ce5" table:formula="of:=SUMIF([.$A$25:.$A$47];&quot;&gt;=&quot;&amp;[.$E$2]-SUM([.$B$1:.$B$3]);[.$B$25:.$B$47])*[.J9]" office:value-type="float" office:value="15.6770833333333" calcext:value-type="float">
            <text:p>15,6770833333333</text:p>
          </table:table-cell>
        </table:table-row>
        <table:table-row table:style-name="ro1">
          <table:table-cell table:style-name="ce2" table:formula="of:=[.A9]+1" office:value-type="float" office:value="3" calcext:value-type="float">
            <text:p>3</text:p>
          </table:table-cell>
          <table:table-cell table:style-name="ce2" table:formula="of:= [.$B$3]+([.$B$1]+[.$A$10])*[.$B$4]" office:value-type="float" office:value="44" calcext:value-type="float">
            <text:p>44</text:p>
          </table:table-cell>
          <table:table-cell table:style-name="ce6" table:formula="of:=SUMIF([.$A$25:.$A$47];&quot;&gt;=&quot;&amp;[.$E$2]-SUM([.$B$1:.$B$3]);[.$B$25:.$B$47])*[.B10]" office:value-type="float" office:value="39.4166666666667" calcext:value-type="float">
            <text:p>39,4166666666667</text:p>
          </table:table-cell>
          <table:table-cell table:style-name="ce2" table:formula="of:= [.$B$3]+([.$B$1]+[.$A$10])*[.$D$4]" office:value-type="float" office:value="38" calcext:value-type="float">
            <text:p>38</text:p>
          </table:table-cell>
          <table:table-cell table:style-name="ce6" table:formula="of:=SUMIF([.$A$25:.$A$47];&quot;&gt;=&quot;&amp;[.$E$2]-SUM([.$B$1:.$B$3]);[.$B$25:.$B$47])*[.D10]" office:value-type="float" office:value="34.0416666666667" calcext:value-type="float">
            <text:p>34,0416666666667</text:p>
          </table:table-cell>
          <table:table-cell table:style-name="ce2" table:formula="of:= [.$B$3]+([.$B$1]+[.$A$10])*[.$F$4]" office:value-type="float" office:value="32" calcext:value-type="float">
            <text:p>32</text:p>
          </table:table-cell>
          <table:table-cell table:style-name="ce6" table:formula="of:=SUMIF([.$A$25:.$A$47];&quot;&gt;=&quot;&amp;[.$E$2]-SUM([.$B$1:.$B$3]);[.$B$25:.$B$47])*[.F10]" office:value-type="float" office:value="28.6666666666667" calcext:value-type="float">
            <text:p>28,6666666666667</text:p>
          </table:table-cell>
          <table:table-cell table:style-name="ce2" table:formula="of:= [.$B$3]+([.$B$1]+[.$A$10])*[.$H$4]" office:value-type="float" office:value="26" calcext:value-type="float">
            <text:p>26</text:p>
          </table:table-cell>
          <table:table-cell table:style-name="ce6" table:formula="of:=SUMIF([.$A$25:.$A$47];&quot;&gt;=&quot;&amp;[.$E$2]-SUM([.$B$1:.$B$3]);[.$B$25:.$B$47])*[.H10]" office:value-type="float" office:value="23.2916666666667" calcext:value-type="float">
            <text:p>23,2916666666667</text:p>
          </table:table-cell>
          <table:table-cell table:style-name="ce2" table:formula="of:= [.$B$3]+([.$B$1]+[.$A$10])*[.$J$4]" office:value-type="float" office:value="20" calcext:value-type="float">
            <text:p>20</text:p>
          </table:table-cell>
          <table:table-cell table:style-name="ce6" table:formula="of:=SUMIF([.$A$25:.$A$47];&quot;&gt;=&quot;&amp;[.$E$2]-SUM([.$B$1:.$B$3]);[.$B$25:.$B$47])*[.J10]" office:value-type="float" office:value="17.9166666666667" calcext:value-type="float">
            <text:p>17,9166666666667</text:p>
          </table:table-cell>
        </table:table-row>
        <table:table-row table:style-name="ro1">
          <table:table-cell table:style-name="ce1" table:formula="of:=[.A10]+1" office:value-type="float" office:value="4" calcext:value-type="float">
            <text:p>4</text:p>
          </table:table-cell>
          <table:table-cell table:style-name="ce1" table:formula="of:= [.$B$3]+([.$B$1]+[.$A$11])*[.$B$4]" office:value-type="float" office:value="50.5" calcext:value-type="float">
            <text:p>50,5</text:p>
          </table:table-cell>
          <table:table-cell table:style-name="ce4" table:formula="of:=SUMIF([.$A$25:.$A$47];&quot;&gt;=&quot;&amp;[.$E$2]-SUM([.$B$1:.$B$3]);[.$B$25:.$B$47])*[.B11]" office:value-type="float" office:value="45.2395833333333" calcext:value-type="float">
            <text:p>45,2395833333333</text:p>
          </table:table-cell>
          <table:table-cell table:style-name="ce1" table:formula="of:= [.$B$3]+([.$B$1]+[.$A$11])*[.$D$4]" office:value-type="float" office:value="43.5" calcext:value-type="float">
            <text:p>43,5</text:p>
          </table:table-cell>
          <table:table-cell table:style-name="ce4" table:formula="of:=SUMIF([.$A$25:.$A$47];&quot;&gt;=&quot;&amp;[.$E$2]-SUM([.$B$1:.$B$3]);[.$B$25:.$B$47])*[.D11]" office:value-type="float" office:value="38.96875" calcext:value-type="float">
            <text:p>38,96875</text:p>
          </table:table-cell>
          <table:table-cell table:style-name="ce1" table:formula="of:= [.$B$3]+([.$B$1]+[.$A$11])*[.$F$4]" office:value-type="float" office:value="36.5" calcext:value-type="float">
            <text:p>36,5</text:p>
          </table:table-cell>
          <table:table-cell table:style-name="ce4" table:formula="of:=SUMIF([.$A$25:.$A$47];&quot;&gt;=&quot;&amp;[.$E$2]-SUM([.$B$1:.$B$3]);[.$B$25:.$B$47])*[.F11]" office:value-type="float" office:value="32.6979166666667" calcext:value-type="float">
            <text:p>32,6979166666667</text:p>
          </table:table-cell>
          <table:table-cell table:style-name="ce1" table:formula="of:= [.$B$3]+([.$B$1]+[.$A$11])*[.$H$4]" office:value-type="float" office:value="29.5" calcext:value-type="float">
            <text:p>29,5</text:p>
          </table:table-cell>
          <table:table-cell table:style-name="ce4" table:formula="of:=SUMIF([.$A$25:.$A$47];&quot;&gt;=&quot;&amp;[.$E$2]-SUM([.$B$1:.$B$3]);[.$B$25:.$B$47])*[.H11]" office:value-type="float" office:value="26.4270833333333" calcext:value-type="float">
            <text:p>26,4270833333333</text:p>
          </table:table-cell>
          <table:table-cell table:style-name="ce1" table:formula="of:= [.$B$3]+([.$B$1]+[.$A$11])*[.$J$4]" office:value-type="float" office:value="22.5" calcext:value-type="float">
            <text:p>22,5</text:p>
          </table:table-cell>
          <table:table-cell table:style-name="ce4" table:formula="of:=SUMIF([.$A$25:.$A$47];&quot;&gt;=&quot;&amp;[.$E$2]-SUM([.$B$1:.$B$3]);[.$B$25:.$B$47])*[.J11]" office:value-type="float" office:value="20.15625" calcext:value-type="float">
            <text:p>20,15625</text:p>
          </table:table-cell>
        </table:table-row>
        <table:table-row table:style-name="ro1">
          <table:table-cell table:style-name="ce2" table:formula="of:=[.A11]+1" office:value-type="float" office:value="5" calcext:value-type="float">
            <text:p>5</text:p>
          </table:table-cell>
          <table:table-cell table:style-name="ce2" table:formula="of:= [.$B$3]+([.$B$1]+[.$A$12])*[.$B$4]" office:value-type="float" office:value="57" calcext:value-type="float">
            <text:p>57</text:p>
          </table:table-cell>
          <table:table-cell table:style-name="ce6" table:formula="of:=SUMIF([.$A$25:.$A$47];&quot;&gt;=&quot;&amp;[.$E$2]-SUM([.$B$1:.$B$3]);[.$B$25:.$B$47])*[.B12]" office:value-type="float" office:value="51.0625" calcext:value-type="float">
            <text:p>51,0625</text:p>
          </table:table-cell>
          <table:table-cell table:style-name="ce2" table:formula="of:= [.$B$3]+([.$B$1]+[.$A$12])*[.$D$4]" office:value-type="float" office:value="49" calcext:value-type="float">
            <text:p>49</text:p>
          </table:table-cell>
          <table:table-cell table:style-name="ce6" table:formula="of:=SUMIF([.$A$25:.$A$47];&quot;&gt;=&quot;&amp;[.$E$2]-SUM([.$B$1:.$B$3]);[.$B$25:.$B$47])*[.D12]" office:value-type="float" office:value="43.8958333333333" calcext:value-type="float">
            <text:p>43,8958333333333</text:p>
          </table:table-cell>
          <table:table-cell table:style-name="ce2" table:formula="of:= [.$B$3]+([.$B$1]+[.$A$12])*[.$F$4]" office:value-type="float" office:value="41" calcext:value-type="float">
            <text:p>41</text:p>
          </table:table-cell>
          <table:table-cell table:style-name="ce6" table:formula="of:=SUMIF([.$A$25:.$A$47];&quot;&gt;=&quot;&amp;[.$E$2]-SUM([.$B$1:.$B$3]);[.$B$25:.$B$47])*[.F12]" office:value-type="float" office:value="36.7291666666667" calcext:value-type="float">
            <text:p>36,7291666666667</text:p>
          </table:table-cell>
          <table:table-cell table:style-name="ce2" table:formula="of:= [.$B$3]+([.$B$1]+[.$A$12])*[.$H$4]" office:value-type="float" office:value="33" calcext:value-type="float">
            <text:p>33</text:p>
          </table:table-cell>
          <table:table-cell table:style-name="ce6" table:formula="of:=SUMIF([.$A$25:.$A$47];&quot;&gt;=&quot;&amp;[.$E$2]-SUM([.$B$1:.$B$3]);[.$B$25:.$B$47])*[.H12]" office:value-type="float" office:value="29.5625" calcext:value-type="float">
            <text:p>29,5625</text:p>
          </table:table-cell>
          <table:table-cell table:style-name="ce2" table:formula="of:= [.$B$3]+([.$B$1]+[.$A$12])*[.$J$4]" office:value-type="float" office:value="25" calcext:value-type="float">
            <text:p>25</text:p>
          </table:table-cell>
          <table:table-cell table:style-name="ce6" table:formula="of:=SUMIF([.$A$25:.$A$47];&quot;&gt;=&quot;&amp;[.$E$2]-SUM([.$B$1:.$B$3]);[.$B$25:.$B$47])*[.J12]" office:value-type="float" office:value="22.3958333333333" calcext:value-type="float">
            <text:p>22,3958333333333</text:p>
          </table:table-cell>
        </table:table-row>
        <table:table-row table:style-name="ro1">
          <table:table-cell table:style-name="ce1" table:formula="of:=[.A12]+1" office:value-type="float" office:value="6" calcext:value-type="float">
            <text:p>6</text:p>
          </table:table-cell>
          <table:table-cell table:style-name="ce1" table:formula="of:= [.$B$3]+([.$B$1]+[.$A$13])*[.$B$4]" office:value-type="float" office:value="63.5" calcext:value-type="float">
            <text:p>63,5</text:p>
          </table:table-cell>
          <table:table-cell table:style-name="ce4" table:formula="of:=SUMIF([.$A$25:.$A$47];&quot;&gt;=&quot;&amp;[.$E$2]-SUM([.$B$1:.$B$3]);[.$B$25:.$B$47])*[.B13]" office:value-type="float" office:value="56.8854166666667" calcext:value-type="float">
            <text:p>56,8854166666667</text:p>
          </table:table-cell>
          <table:table-cell table:style-name="ce1" table:formula="of:= [.$B$3]+([.$B$1]+[.$A$13])*[.$D$4]" office:value-type="float" office:value="54.5" calcext:value-type="float">
            <text:p>54,5</text:p>
          </table:table-cell>
          <table:table-cell table:style-name="ce4" table:formula="of:=SUMIF([.$A$25:.$A$47];&quot;&gt;=&quot;&amp;[.$E$2]-SUM([.$B$1:.$B$3]);[.$B$25:.$B$47])*[.D13]" office:value-type="float" office:value="48.8229166666667" calcext:value-type="float">
            <text:p>48,8229166666667</text:p>
          </table:table-cell>
          <table:table-cell table:style-name="ce1" table:formula="of:= [.$B$3]+([.$B$1]+[.$A$13])*[.$F$4]" office:value-type="float" office:value="45.5" calcext:value-type="float">
            <text:p>45,5</text:p>
          </table:table-cell>
          <table:table-cell table:style-name="ce4" table:formula="of:=SUMIF([.$A$25:.$A$47];&quot;&gt;=&quot;&amp;[.$E$2]-SUM([.$B$1:.$B$3]);[.$B$25:.$B$47])*[.F13]" office:value-type="float" office:value="40.7604166666667" calcext:value-type="float">
            <text:p>40,7604166666667</text:p>
          </table:table-cell>
          <table:table-cell table:style-name="ce1" table:formula="of:= [.$B$3]+([.$B$1]+[.$A$13])*[.$H$4]" office:value-type="float" office:value="36.5" calcext:value-type="float">
            <text:p>36,5</text:p>
          </table:table-cell>
          <table:table-cell table:style-name="ce4" table:formula="of:=SUMIF([.$A$25:.$A$47];&quot;&gt;=&quot;&amp;[.$E$2]-SUM([.$B$1:.$B$3]);[.$B$25:.$B$47])*[.H13]" office:value-type="float" office:value="32.6979166666667" calcext:value-type="float">
            <text:p>32,6979166666667</text:p>
          </table:table-cell>
          <table:table-cell table:style-name="ce1" table:formula="of:= [.$B$3]+([.$B$1]+[.$A$13])*[.$J$4]" office:value-type="float" office:value="27.5" calcext:value-type="float">
            <text:p>27,5</text:p>
          </table:table-cell>
          <table:table-cell table:style-name="ce4" table:formula="of:=SUMIF([.$A$25:.$A$47];&quot;&gt;=&quot;&amp;[.$E$2]-SUM([.$B$1:.$B$3]);[.$B$25:.$B$47])*[.J13]" office:value-type="float" office:value="24.6354166666667" calcext:value-type="float">
            <text:p>24,6354166666667</text:p>
          </table:table-cell>
        </table:table-row>
        <table:table-row table:style-name="ro1">
          <table:table-cell table:style-name="ce2" table:formula="of:=[.A13]+1" office:value-type="float" office:value="7" calcext:value-type="float">
            <text:p>7</text:p>
          </table:table-cell>
          <table:table-cell table:style-name="ce2" table:formula="of:= [.$B$3]+([.$B$1]+[.$A$14])*[.$B$4]" office:value-type="float" office:value="70" calcext:value-type="float">
            <text:p>70</text:p>
          </table:table-cell>
          <table:table-cell table:style-name="ce6" table:formula="of:=SUMIF([.$A$25:.$A$47];&quot;&gt;=&quot;&amp;[.$E$2]-SUM([.$B$1:.$B$3]);[.$B$25:.$B$47])*[.B14]" office:value-type="float" office:value="62.7083333333333" calcext:value-type="float">
            <text:p>62,7083333333333</text:p>
          </table:table-cell>
          <table:table-cell table:style-name="ce2" table:formula="of:= [.$B$3]+([.$B$1]+[.$A$14])*[.$D$4]" office:value-type="float" office:value="60" calcext:value-type="float">
            <text:p>60</text:p>
          </table:table-cell>
          <table:table-cell table:style-name="ce6" table:formula="of:=SUMIF([.$A$25:.$A$47];&quot;&gt;=&quot;&amp;[.$E$2]-SUM([.$B$1:.$B$3]);[.$B$25:.$B$47])*[.D14]" office:value-type="float" office:value="53.75" calcext:value-type="float">
            <text:p>53,75</text:p>
          </table:table-cell>
          <table:table-cell table:style-name="ce2" table:formula="of:= [.$B$3]+([.$B$1]+[.$A$14])*[.$F$4]" office:value-type="float" office:value="50" calcext:value-type="float">
            <text:p>50</text:p>
          </table:table-cell>
          <table:table-cell table:style-name="ce6" table:formula="of:=SUMIF([.$A$25:.$A$47];&quot;&gt;=&quot;&amp;[.$E$2]-SUM([.$B$1:.$B$3]);[.$B$25:.$B$47])*[.F14]" office:value-type="float" office:value="44.7916666666667" calcext:value-type="float">
            <text:p>44,7916666666667</text:p>
          </table:table-cell>
          <table:table-cell table:style-name="ce2" table:formula="of:= [.$B$3]+([.$B$1]+[.$A$14])*[.$H$4]" office:value-type="float" office:value="40" calcext:value-type="float">
            <text:p>40</text:p>
          </table:table-cell>
          <table:table-cell table:style-name="ce6" table:formula="of:=SUMIF([.$A$25:.$A$47];&quot;&gt;=&quot;&amp;[.$E$2]-SUM([.$B$1:.$B$3]);[.$B$25:.$B$47])*[.H14]" office:value-type="float" office:value="35.8333333333333" calcext:value-type="float">
            <text:p>35,8333333333333</text:p>
          </table:table-cell>
          <table:table-cell table:style-name="ce2" table:formula="of:= [.$B$3]+([.$B$1]+[.$A$14])*[.$J$4]" office:value-type="float" office:value="30" calcext:value-type="float">
            <text:p>30</text:p>
          </table:table-cell>
          <table:table-cell table:style-name="ce6" table:formula="of:=SUMIF([.$A$25:.$A$47];&quot;&gt;=&quot;&amp;[.$E$2]-SUM([.$B$1:.$B$3]);[.$B$25:.$B$47])*[.J14]" office:value-type="float" office:value="26.875" calcext:value-type="float">
            <text:p>26,875</text:p>
          </table:table-cell>
        </table:table-row>
        <table:table-row table:style-name="ro1">
          <table:table-cell table:style-name="ce1" table:formula="of:=[.A14]+1" office:value-type="float" office:value="8" calcext:value-type="float">
            <text:p>8</text:p>
          </table:table-cell>
          <table:table-cell table:style-name="ce1" table:formula="of:= [.$B$3]+([.$B$1]+[.$A$15])*[.$B$4]" office:value-type="float" office:value="76.5" calcext:value-type="float">
            <text:p>76,5</text:p>
          </table:table-cell>
          <table:table-cell table:style-name="ce4" table:formula="of:=SUMIF([.$A$25:.$A$47];&quot;&gt;=&quot;&amp;[.$E$2]-SUM([.$B$1:.$B$3]);[.$B$25:.$B$47])*[.B15]" office:value-type="float" office:value="68.53125" calcext:value-type="float">
            <text:p>68,53125</text:p>
          </table:table-cell>
          <table:table-cell table:style-name="ce1" table:formula="of:= [.$B$3]+([.$B$1]+[.$A$15])*[.$D$4]" office:value-type="float" office:value="65.5" calcext:value-type="float">
            <text:p>65,5</text:p>
          </table:table-cell>
          <table:table-cell table:style-name="ce4" table:formula="of:=SUMIF([.$A$25:.$A$47];&quot;&gt;=&quot;&amp;[.$E$2]-SUM([.$B$1:.$B$3]);[.$B$25:.$B$47])*[.D15]" office:value-type="float" office:value="58.6770833333333" calcext:value-type="float">
            <text:p>58,6770833333333</text:p>
          </table:table-cell>
          <table:table-cell table:style-name="ce1" table:formula="of:= [.$B$3]+([.$B$1]+[.$A$15])*[.$F$4]" office:value-type="float" office:value="54.5" calcext:value-type="float">
            <text:p>54,5</text:p>
          </table:table-cell>
          <table:table-cell table:style-name="ce4" table:formula="of:=SUMIF([.$A$25:.$A$47];&quot;&gt;=&quot;&amp;[.$E$2]-SUM([.$B$1:.$B$3]);[.$B$25:.$B$47])*[.F15]" office:value-type="float" office:value="48.8229166666667" calcext:value-type="float">
            <text:p>48,8229166666667</text:p>
          </table:table-cell>
          <table:table-cell table:style-name="ce1" table:formula="of:= [.$B$3]+([.$B$1]+[.$A$15])*[.$H$4]" office:value-type="float" office:value="43.5" calcext:value-type="float">
            <text:p>43,5</text:p>
          </table:table-cell>
          <table:table-cell table:style-name="ce4" table:formula="of:=SUMIF([.$A$25:.$A$47];&quot;&gt;=&quot;&amp;[.$E$2]-SUM([.$B$1:.$B$3]);[.$B$25:.$B$47])*[.H15]" office:value-type="float" office:value="38.96875" calcext:value-type="float">
            <text:p>38,96875</text:p>
          </table:table-cell>
          <table:table-cell table:style-name="ce1" table:formula="of:= [.$B$3]+([.$B$1]+[.$A$15])*[.$J$4]" office:value-type="float" office:value="32.5" calcext:value-type="float">
            <text:p>32,5</text:p>
          </table:table-cell>
          <table:table-cell table:style-name="ce4" table:formula="of:=SUMIF([.$A$25:.$A$47];&quot;&gt;=&quot;&amp;[.$E$2]-SUM([.$B$1:.$B$3]);[.$B$25:.$B$47])*[.J15]" office:value-type="float" office:value="29.1145833333333" calcext:value-type="float">
            <text:p>29,1145833333333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 [.$B$3]+([.$B$1]+[.$A$16])*[.$B$4]" office:value-type="float" office:value="83" calcext:value-type="float">
            <text:p>83</text:p>
          </table:table-cell>
          <table:table-cell table:style-name="ce5" table:formula="of:=SUMIF([.$A$25:.$A$47];&quot;&gt;=&quot;&amp;[.$E$2]-SUM([.$B$1:.$B$3]);[.$B$25:.$B$47])*[.B16]" office:value-type="float" office:value="74.3541666666667" calcext:value-type="float">
            <text:p>74,3541666666667</text:p>
          </table:table-cell>
          <table:table-cell table:formula="of:= [.$B$3]+([.$B$1]+[.$A$16])*[.$D$4]" office:value-type="float" office:value="71" calcext:value-type="float">
            <text:p>71</text:p>
          </table:table-cell>
          <table:table-cell table:style-name="ce5" table:formula="of:=SUMIF([.$A$25:.$A$47];&quot;&gt;=&quot;&amp;[.$E$2]-SUM([.$B$1:.$B$3]);[.$B$25:.$B$47])*[.D16]" office:value-type="float" office:value="63.6041666666667" calcext:value-type="float">
            <text:p>63,6041666666667</text:p>
          </table:table-cell>
          <table:table-cell table:formula="of:= [.$B$3]+([.$B$1]+[.$A$16])*[.$F$4]" office:value-type="float" office:value="59" calcext:value-type="float">
            <text:p>59</text:p>
          </table:table-cell>
          <table:table-cell table:style-name="ce5" table:formula="of:=SUMIF([.$A$25:.$A$47];&quot;&gt;=&quot;&amp;[.$E$2]-SUM([.$B$1:.$B$3]);[.$B$25:.$B$47])*[.F16]" office:value-type="float" office:value="52.8541666666667" calcext:value-type="float">
            <text:p>52,8541666666667</text:p>
          </table:table-cell>
          <table:table-cell table:formula="of:= [.$B$3]+([.$B$1]+[.$A$16])*[.$H$4]" office:value-type="float" office:value="47" calcext:value-type="float">
            <text:p>47</text:p>
          </table:table-cell>
          <table:table-cell table:style-name="ce5" table:formula="of:=SUMIF([.$A$25:.$A$47];&quot;&gt;=&quot;&amp;[.$E$2]-SUM([.$B$1:.$B$3]);[.$B$25:.$B$47])*[.H16]" office:value-type="float" office:value="42.1041666666667" calcext:value-type="float">
            <text:p>42,1041666666667</text:p>
          </table:table-cell>
          <table:table-cell table:formula="of:= [.$B$3]+([.$B$1]+[.$A$16])*[.$J$4]" office:value-type="float" office:value="35" calcext:value-type="float">
            <text:p>35</text:p>
          </table:table-cell>
          <table:table-cell table:style-name="ce5" table:formula="of:=SUMIF([.$A$25:.$A$47];&quot;&gt;=&quot;&amp;[.$E$2]-SUM([.$B$1:.$B$3]);[.$B$25:.$B$47])*[.J16]" office:value-type="float" office:value="31.3541666666667" calcext:value-type="float">
            <text:p>31,3541666666667</text:p>
          </table:table-cell>
        </table:table-row>
        <table:table-row table:style-name="ro1">
          <table:table-cell table:style-name="ce2" table:formula="of:=[.A16]+1" office:value-type="float" office:value="10" calcext:value-type="float">
            <text:p>10</text:p>
          </table:table-cell>
          <table:table-cell table:style-name="ce2" table:formula="of:= [.$B$3]+([.$B$1]+[.$A$17])*[.$B$4]" office:value-type="float" office:value="89.5" calcext:value-type="float">
            <text:p>89,5</text:p>
          </table:table-cell>
          <table:table-cell table:style-name="ce6" table:formula="of:=SUMIF([.$A$25:.$A$47];&quot;&gt;=&quot;&amp;[.$E$2]-SUM([.$B$1:.$B$3]);[.$B$25:.$B$47])*[.B17]" office:value-type="float" office:value="80.1770833333333" calcext:value-type="float">
            <text:p>80,1770833333333</text:p>
          </table:table-cell>
          <table:table-cell table:style-name="ce2" table:formula="of:= [.$B$3]+([.$B$1]+[.$A$17])*[.$D$4]" office:value-type="float" office:value="76.5" calcext:value-type="float">
            <text:p>76,5</text:p>
          </table:table-cell>
          <table:table-cell table:style-name="ce6" table:formula="of:=SUMIF([.$A$25:.$A$47];&quot;&gt;=&quot;&amp;[.$E$2]-SUM([.$B$1:.$B$3]);[.$B$25:.$B$47])*[.D17]" office:value-type="float" office:value="68.53125" calcext:value-type="float">
            <text:p>68,53125</text:p>
          </table:table-cell>
          <table:table-cell table:style-name="ce2" table:formula="of:= [.$B$3]+([.$B$1]+[.$A$17])*[.$F$4]" office:value-type="float" office:value="63.5" calcext:value-type="float">
            <text:p>63,5</text:p>
          </table:table-cell>
          <table:table-cell table:style-name="ce6" table:formula="of:=SUMIF([.$A$25:.$A$47];&quot;&gt;=&quot;&amp;[.$E$2]-SUM([.$B$1:.$B$3]);[.$B$25:.$B$47])*[.F17]" office:value-type="float" office:value="56.8854166666667" calcext:value-type="float">
            <text:p>56,8854166666667</text:p>
          </table:table-cell>
          <table:table-cell table:style-name="ce2" table:formula="of:= [.$B$3]+([.$B$1]+[.$A$17])*[.$H$4]" office:value-type="float" office:value="50.5" calcext:value-type="float">
            <text:p>50,5</text:p>
          </table:table-cell>
          <table:table-cell table:style-name="ce6" table:formula="of:=SUMIF([.$A$25:.$A$47];&quot;&gt;=&quot;&amp;[.$E$2]-SUM([.$B$1:.$B$3]);[.$B$25:.$B$47])*[.H17]" office:value-type="float" office:value="45.2395833333333" calcext:value-type="float">
            <text:p>45,2395833333333</text:p>
          </table:table-cell>
          <table:table-cell table:style-name="ce2" table:formula="of:= [.$B$3]+([.$B$1]+[.$A$17])*[.$J$4]" office:value-type="float" office:value="37.5" calcext:value-type="float">
            <text:p>37,5</text:p>
          </table:table-cell>
          <table:table-cell table:style-name="ce6" table:formula="of:=SUMIF([.$A$25:.$A$47];&quot;&gt;=&quot;&amp;[.$E$2]-SUM([.$B$1:.$B$3]);[.$B$25:.$B$47])*[.J17]" office:value-type="float" office:value="33.59375" calcext:value-type="float">
            <text:p>33,59375</text:p>
          </table:table-cell>
        </table:table-row>
        <table:table-row table:style-name="ro1">
          <table:table-cell table:number-columns-repeated="9"/>
          <table:table-cell table:style-name="ce1" table:formula="of:= ROUNDDOWN(([.$B$1]+[.A7])/2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 ROUNDDOWN(([.$B$1]+[.A8])/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formula="of:= ROUNDDOWN(([.$B$1]+[.A9])/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9"/>
          <table:table-cell table:style-name="ce2" table:formula="of:= ROUNDDOWN(([.$B$1]+[.A10])/2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table:style-name="ce1" table:formula="of:= ROUNDDOWN(([.$B$1]+[.A11])/2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  <table:table-cell table:style-name="ce2" table:formula="of:= ROUNDDOWN(([.$B$1]+[.A12])/2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style-name="ce1" table:formula="of:= ROUNDDOWN(([.$B$1]+[.A13])/2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A25]-1)/144" office:value-type="float" office:value="0.00694444444444444" calcext:value-type="float">
            <text:p>0,00694444444444444</text:p>
          </table:table-cell>
          <table:table-cell table:number-columns-repeated="7"/>
          <table:table-cell table:formula="of:= ROUNDDOWN(([.$B$1]+[.A14])/2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5]+1" office:value-type="float" office:value="3" calcext:value-type="float">
            <text:p>3</text:p>
          </table:table-cell>
          <table:table-cell table:formula="of:=([.A26]-1)/144" office:value-type="float" office:value="0.0138888888888889" calcext:value-type="float">
            <text:p>0,0138888888888889</text:p>
          </table:table-cell>
          <table:table-cell table:number-columns-repeated="7"/>
          <table:table-cell table:style-name="ce2" table:formula="of:= ROUNDDOWN(([.$B$1]+[.A15])/2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6]+1" office:value-type="float" office:value="4" calcext:value-type="float">
            <text:p>4</text:p>
          </table:table-cell>
          <table:table-cell table:formula="of:=([.A27]-1)/144" office:value-type="float" office:value="0.0208333333333333" calcext:value-type="float">
            <text:p>0,0208333333333333</text:p>
          </table:table-cell>
          <table:table-cell table:number-columns-repeated="7"/>
          <table:table-cell table:style-name="ce1" table:formula="of:= ROUNDDOWN(([.$B$1]+[.A16])/2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7]+1" office:value-type="float" office:value="5" calcext:value-type="float">
            <text:p>5</text:p>
          </table:table-cell>
          <table:table-cell table:formula="of:=([.A28]-1)/144" office:value-type="float" office:value="0.0277777777777778" calcext:value-type="float">
            <text:p>0,0277777777777778</text:p>
          </table:table-cell>
          <table:table-cell table:number-columns-repeated="7"/>
          <table:table-cell table:style-name="ce2" table:formula="of:= ROUNDDOWN(([.$B$1]+[.A17])/2)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8]+1" office:value-type="float" office:value="6" calcext:value-type="float">
            <text:p>6</text:p>
          </table:table-cell>
          <table:table-cell table:formula="of:=([.A29]-1)/144" office:value-type="float" office:value="0.0347222222222222" calcext:value-type="float">
            <text:p>0,0347222222222222</text:p>
          </table:table-cell>
          <table:table-cell table:number-columns-repeated="9"/>
        </table:table-row>
        <table:table-row table:style-name="ro1">
          <table:table-cell table:formula="of:=[.A29]+1" office:value-type="float" office:value="7" calcext:value-type="float">
            <text:p>7</text:p>
          </table:table-cell>
          <table:table-cell table:formula="of:=([.A30]-1)/144" office:value-type="float" office:value="0.0416666666666667" calcext:value-type="float">
            <text:p>0,0416666666666667</text:p>
          </table:table-cell>
          <table:table-cell table:number-columns-repeated="9"/>
        </table:table-row>
        <table:table-row table:style-name="ro1">
          <table:table-cell table:formula="of:=[.A30]+1" office:value-type="float" office:value="8" calcext:value-type="float">
            <text:p>8</text:p>
          </table:table-cell>
          <table:table-cell table:formula="of:=([.A31]-1)/144" office:value-type="float" office:value="0.0486111111111111" calcext:value-type="float">
            <text:p>0,0486111111111111</text:p>
          </table:table-cell>
          <table:table-cell table:number-columns-repeated="9"/>
        </table:table-row>
        <table:table-row table:style-name="ro1">
          <table:table-cell table:style-name="ce2" table:formula="of:=[.A31]+1" office:value-type="float" office:value="9" calcext:value-type="float">
            <text:p>9</text:p>
          </table:table-cell>
          <table:table-cell table:formula="of:=([.A32]-1)/144" office:value-type="float" office:value="0.0555555555555556" calcext:value-type="float">
            <text:p>0,0555555555555556</text:p>
          </table:table-cell>
          <table:table-cell table:number-columns-repeated="9"/>
        </table:table-row>
        <table:table-row table:style-name="ro1">
          <table:table-cell table:formula="of:=[.A32]+1" office:value-type="float" office:value="10" calcext:value-type="float">
            <text:p>10</text:p>
          </table:table-cell>
          <table:table-cell table:formula="of:=([.A33]-1)/144" office:value-type="float" office:value="0.0625" calcext:value-type="float">
            <text:p>0,0625</text:p>
          </table:table-cell>
          <table:table-cell table:number-columns-repeated="9"/>
        </table:table-row>
        <table:table-row table:style-name="ro1">
          <table:table-cell table:formula="of:=[.A33]+1" office:value-type="float" office:value="11" calcext:value-type="float">
            <text:p>11</text:p>
          </table:table-cell>
          <table:table-cell table:formula="of:=([.A34]-1)/144" office:value-type="float" office:value="0.0694444444444445" calcext:value-type="float">
            <text:p>0,0694444444444445</text:p>
          </table:table-cell>
          <table:table-cell table:number-columns-repeated="9"/>
        </table:table-row>
        <table:table-row table:style-name="ro1">
          <table:table-cell table:formula="of:=[.A34]+1" office:value-type="float" office:value="12" calcext:value-type="float">
            <text:p>12</text:p>
          </table:table-cell>
          <table:table-cell table:formula="of:=([.A35]-1)/144" office:value-type="float" office:value="0.0763888888888889" calcext:value-type="float">
            <text:p>0,0763888888888889</text:p>
          </table:table-cell>
          <table:table-cell table:number-columns-repeated="9"/>
        </table:table-row>
        <table:table-row table:style-name="ro1">
          <table:table-cell table:formula="of:=[.A35]+1" office:value-type="float" office:value="13" calcext:value-type="float">
            <text:p>13</text:p>
          </table:table-cell>
          <table:table-cell table:formula="of:=([.A36]-1)/144" office:value-type="float" office:value="0.0833333333333333" calcext:value-type="float">
            <text:p>0,0833333333333333</text:p>
          </table:table-cell>
          <table:table-cell table:number-columns-repeated="9"/>
        </table:table-row>
        <table:table-row table:style-name="ro1">
          <table:table-cell table:formula="of:=[.A36]+1" office:value-type="float" office:value="14" calcext:value-type="float">
            <text:p>14</text:p>
          </table:table-cell>
          <table:table-cell table:formula="of:=(25-[.A37])/144" office:value-type="float" office:value="0.0763888888888889" calcext:value-type="float">
            <text:p>0,0763888888888889</text:p>
          </table:table-cell>
          <table:table-cell table:number-columns-repeated="9"/>
        </table:table-row>
        <table:table-row table:style-name="ro1">
          <table:table-cell table:formula="of:=[.A37]+1" office:value-type="float" office:value="15" calcext:value-type="float">
            <text:p>15</text:p>
          </table:table-cell>
          <table:table-cell table:formula="of:=(25-[.A38])/144" office:value-type="float" office:value="0.0694444444444445" calcext:value-type="float">
            <text:p>0,0694444444444445</text:p>
          </table:table-cell>
          <table:table-cell table:number-columns-repeated="9"/>
        </table:table-row>
        <table:table-row table:style-name="ro1">
          <table:table-cell table:formula="of:=[.A38]+1" office:value-type="float" office:value="16" calcext:value-type="float">
            <text:p>16</text:p>
          </table:table-cell>
          <table:table-cell table:formula="of:=(25-[.A39])/144" office:value-type="float" office:value="0.0625" calcext:value-type="float">
            <text:p>0,0625</text:p>
          </table:table-cell>
          <table:table-cell table:number-columns-repeated="9"/>
        </table:table-row>
        <table:table-row table:style-name="ro1">
          <table:table-cell table:style-name="ce1" table:formula="of:=[.A39]+1" office:value-type="float" office:value="17" calcext:value-type="float">
            <text:p>17</text:p>
          </table:table-cell>
          <table:table-cell table:formula="of:=(25-[.A40])/144" office:value-type="float" office:value="0.0555555555555556" calcext:value-type="float">
            <text:p>0,0555555555555556</text:p>
          </table:table-cell>
          <table:table-cell table:number-columns-repeated="9"/>
        </table:table-row>
        <table:table-row table:style-name="ro1">
          <table:table-cell table:formula="of:=[.A40]+1" office:value-type="float" office:value="18" calcext:value-type="float">
            <text:p>18</text:p>
          </table:table-cell>
          <table:table-cell table:formula="of:=(25-[.A41])/144" office:value-type="float" office:value="0.0486111111111111" calcext:value-type="float">
            <text:p>0,0486111111111111</text:p>
          </table:table-cell>
          <table:table-cell table:number-columns-repeated="9"/>
        </table:table-row>
        <table:table-row table:style-name="ro1">
          <table:table-cell table:formula="of:=[.A41]+1" office:value-type="float" office:value="19" calcext:value-type="float">
            <text:p>19</text:p>
          </table:table-cell>
          <table:table-cell table:formula="of:=(25-[.A42])/144" office:value-type="float" office:value="0.0416666666666667" calcext:value-type="float">
            <text:p>0,0416666666666667</text:p>
          </table:table-cell>
          <table:table-cell table:number-columns-repeated="9"/>
        </table:table-row>
        <table:table-row table:style-name="ro1">
          <table:table-cell table:formula="of:=[.A42]+1" office:value-type="float" office:value="20" calcext:value-type="float">
            <text:p>20</text:p>
          </table:table-cell>
          <table:table-cell table:formula="of:=(25-[.A43])/144" office:value-type="float" office:value="0.0347222222222222" calcext:value-type="float">
            <text:p>0,0347222222222222</text:p>
          </table:table-cell>
          <table:table-cell table:number-columns-repeated="9"/>
        </table:table-row>
        <table:table-row table:style-name="ro1">
          <table:table-cell table:formula="of:=[.A43]+1" office:value-type="float" office:value="21" calcext:value-type="float">
            <text:p>21</text:p>
          </table:table-cell>
          <table:table-cell table:formula="of:=(25-[.A44])/144" office:value-type="float" office:value="0.0277777777777778" calcext:value-type="float">
            <text:p>0,0277777777777778</text:p>
          </table:table-cell>
          <table:table-cell table:number-columns-repeated="9"/>
        </table:table-row>
        <table:table-row table:style-name="ro1">
          <table:table-cell table:formula="of:=[.A44]+1" office:value-type="float" office:value="22" calcext:value-type="float">
            <text:p>22</text:p>
          </table:table-cell>
          <table:table-cell table:formula="of:=(25-[.A45])/144" office:value-type="float" office:value="0.0208333333333333" calcext:value-type="float">
            <text:p>0,0208333333333333</text:p>
          </table:table-cell>
          <table:table-cell table:number-columns-repeated="9"/>
        </table:table-row>
        <table:table-row table:style-name="ro1">
          <table:table-cell table:formula="of:=[.A45]+1" office:value-type="float" office:value="23" calcext:value-type="float">
            <text:p>23</text:p>
          </table:table-cell>
          <table:table-cell table:formula="of:=(25-[.A46])/144" office:value-type="float" office:value="0.0138888888888889" calcext:value-type="float">
            <text:p>0,0138888888888889</text:p>
          </table:table-cell>
          <table:table-cell table:number-columns-repeated="9"/>
        </table:table-row>
        <table:table-row table:style-name="ro1">
          <table:table-cell table:style-name="ce2" table:formula="of:=[.A46]+1" office:value-type="float" office:value="24" calcext:value-type="float">
            <text:p>24</text:p>
          </table:table-cell>
          <table:table-cell table:formula="of:=(25-[.A47])/144" office:value-type="float" office:value="0.00694444444444444" calcext:value-type="float">
            <text:p>0,00694444444444444</text:p>
          </table:table-cell>
          <table:table-cell table:number-columns-repeated="9"/>
        </table:table-row>
        <table:table-row table:style-name="ro1">
          <table:table-cell/>
          <table:table-cell table:formula="of:=SUM([.B25:.B47])" office:value-type="float" office:value="1" calcext:value-type="float">
            <text:p>1</text:p>
          </table:table-cell>
          <table:table-cell table:formula="of:=SUM([.B40:.B47])" office:value-type="float" office:value="0.25" calcext:value-type="float">
            <text:p>0,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21:25:38.831774543</meta:creation-date>
    <dc:date>2025-11-05T23:56:34.305610107</dc:date>
    <meta:editing-duration>PT2H5M19S</meta:editing-duration>
    <meta:editing-cycles>7</meta:editing-cycles>
    <meta:generator>LibreOffice/25.2.4.3$Linux_X86_64 LibreOffice_project/33e196637044ead23f5c3226cde09b47731f7e27</meta:generator>
    <meta:document-statistic meta:table-count="1" meta:cell-count="211" meta:object-count="0"/>
  </office:meta>
</office:document-meta>
</file>